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19af" officeooo:paragraph-rsid="000919af"/>
    </style:style>
    <style:style style:name="P2" style:family="paragraph" style:parent-style-name="Standard">
      <style:paragraph-properties fo:text-align="center" style:justify-single-word="false"/>
      <style:text-properties fo:font-size="18pt" officeooo:rsid="000919af" officeooo:paragraph-rsid="000919af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919af" officeooo:paragraph-rsid="000919af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919af" officeooo:paragraph-rsid="000919af" style:font-size-asian="20pt" style:font-size-complex="20pt"/>
    </style:style>
    <style:style style:name="P5" style:family="paragraph" style:parent-style-name="Standard" style:list-style-name="L1">
      <style:paragraph-properties fo:text-align="center" style:justify-single-word="false"/>
      <style:text-properties fo:font-size="20pt" officeooo:rsid="000919af" officeooo:paragraph-rsid="000919af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officeooo:rsid="000919af" officeooo:paragraph-rsid="000919af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4pt" officeooo:rsid="000919af" officeooo:paragraph-rsid="000919af" style:font-size-asian="24pt" style:font-size-complex="24pt"/>
    </style:style>
    <style:style style:name="P8" style:family="paragraph" style:parent-style-name="Standard" style:list-style-name="L1">
      <style:paragraph-properties fo:text-align="center" style:justify-single-word="false"/>
      <style:text-properties officeooo:paragraph-rsid="000919af"/>
    </style:style>
    <style:style style:name="P9" style:family="paragraph" style:parent-style-name="Standard">
      <style:paragraph-properties fo:text-align="center" style:justify-single-word="false"/>
      <style:text-properties fo:font-size="32pt" fo:font-weight="bold" officeooo:rsid="000919af" officeooo:paragraph-rsid="000919af" style:font-size-asian="32pt" style:font-weight-asian="bold" style:font-size-complex="32pt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paragraph-rsid="000919a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919af" style:font-size-asian="20pt" style:font-size-complex="20pt"/>
    </style:style>
    <style:style style:name="T3" style:family="text">
      <style:text-properties fo:font-size="20pt" officeooo:rsid="0009cdcd" style:font-size-asian="20pt" style:font-size-complex="20pt"/>
    </style:style>
    <style:style style:name="T4" style:family="text">
      <style:text-properties fo:font-size="20pt" officeooo:rsid="000b53fe" style:font-size-asian="20pt" style:font-size-complex="20pt"/>
    </style:style>
    <style:style style:name="T5" style:family="text">
      <style:text-properties fo:font-size="20pt" officeooo:rsid="000d46b1" style:font-size-asian="20pt" style:font-size-complex="2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Proyecto “Ciudad de los Niños”</text:p>
      <text:p text:style-name="P1"/>
      <text:p text:style-name="P3"><text:tab/></text:p>
      <text:p text:style-name="P3"><text:span text:style-name="T1"/></text:p>
      <text:p text:style-name="P3"><text:span text:style-name="T1">Asignatura: Base de Datos</text:span></text:p>
      <text:p text:style-name="P6"><text:tab/>Código: 1959</text:p>
      <text:p text:style-name="P6"><text:tab/>Facultad de Cs. Exactas, Físico - Químicas y Naturales</text:p>
      <text:p text:style-name="P6"><text:tab/>Universidad Nacional de Rio Cuarto</text:p>
      <text:p text:style-name="P6"><text:tab/>Año 2016</text:p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>Integrantes: </text:p>
      <text:p text:style-name="P4"><text:tab/></text:p>
      <text:list xml:id="list3002236088482049297" text:style-name="L1">
        <text:list-item>
          <text:p text:style-name="P5">Carignano, Gino</text:p>
          <text:p text:style-name="P5"><text:tab/></text:p>
        </text:list-item>
        <text:list-item>
          <text:p text:style-name="P5">Cuello, Santiago</text:p>
          <text:p text:style-name="P5"><text:tab/></text:p>
        </text:list-item>
        <text:list-item>
          <text:p text:style-name="P8"><text:span text:style-name="T2">Martinez, Pablo</text:span></text:p>
        </text:list-item>
      </text:list>
      <text:p text:style-name="P10"><text:soft-page-break/><text:span text:style-name="T2"><text:tab/>La Ciudad de los Niños es una </text:span><text:span text:style-name="T3">institución</text:span><text:span text:style-name="T2"> que atiende a niños/as, adolescentes y familias en </text:span><text:span text:style-name="T3">situación</text:span><text:span text:style-name="T2"> de vulnerabilidad. Esta </text:span><text:span text:style-name="T3">institución</text:span><text:span text:style-name="T2"> tiene un programa de “Padrinos y Madrinas”, el cual permite obtener </text:span><text:span text:style-name="T3">fondos, necesarios para sostener y potenciar un conjunto de programas y acciones que concretan la misión de la institución. </text:span></text:p>
      <text:p text:style-name="P10"><text:span text:style-name="T3"><text:tab/>Analizando los datos a tener en cuenta sobre los padrinos, contactos, aportes que hacen y demás, realizamos un Diagrama de Entidad Relación estructurando estos datos </text:span><text:span text:style-name="T4">e hicimos</text:span><text:span text:style-name="T3"> las tabulaciones correspondientes para mas tarde poder </text:span><text:span text:style-name="T4">desarrollar</text:span><text:span text:style-name="T3"> la base de datos en mysql.</text:span></text:p>
      <text:p text:style-name="P10"><text:span text:style-name="T3"><text:tab/>En mas de una ocasión recurrimos al razonamiento común para resolver dilemas de relación entre entidades y la cardinalidad de las mismas, además de aplicar la teoría aprendida durante las clases teóricas para desarrollar el diagrama E/R de la mejor forma posible. </text:span><text:span text:style-name="T5">Primero identificamos las entidades y los atributos pertenecientes a cada entidad, luego establecimos las relaciones entre las mismas de manera tal que respete el enunciado.</text:span></text:p>
      <text:p text:style-name="P10"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no Carignano</meta:initial-creator>
    <meta:creation-date>2016-05-16T03:22:06.290807165</meta:creation-date>
    <dc:date>2016-05-16T04:26:10.010735497</dc:date>
    <dc:creator>Gino Carignano</dc:creator>
    <meta:editing-duration>PT3M2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2" meta:paragraph-count="18" meta:word-count="198" meta:character-count="1276" meta:non-whitespace-character-count="1082"/>
  </office:meta>
</office:document-meta>
</file>